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986cm"/>
    </style:style>
    <style:style style:name="co2" style:family="table-column">
      <style:table-column-properties fo:break-before="auto" style:column-width="1.7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8" style:family="table-cell" style:parent-style-name="Default" style:data-style-name="N0">
      <style:table-cell-properties fo:background-color="#b4c7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9" style:family="table-cell" style:parent-style-name="Default" style:data-style-name="N0">
      <style:table-cell-properties fo:border-bottom="none" fo:background-color="#b4c7dc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4" style:family="table-cell" style:parent-style-name="Defa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11" style:family="table-cell" style:parent-style-name="Default" style:data-style-name="N0">
      <style:table-cell-properties fo:border-bottom="2.49pt solid #000000" fo:background-color="#b4c7d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3" style:family="table-cell" style:parent-style-name="Default" style:data-style-name="N0">
      <style:table-cell-properties fo:background-color="#00a93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8" table:default-cell-style-name="ce1"/>
        <table:table-column table:style-name="co2" table:number-columns-repeated="16365"/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style-name="ce1" table:number-columns-repeated="1636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1" table:number-columns-repeated="1636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style-name="ce1" table:number-columns-repeated="1636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table:style-name="ce3"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style-name="ce1" table:number-columns-repeated="1636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table:style-name="ce3" office:value-type="float" office:value="45" calcext:value-type="float">
            <text:p>4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table:style-name="ce1" table:number-columns-repeated="1636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table:style-name="ce1" table:number-columns-repeated="1636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table:style-name="ce3"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1" table:number-columns-repeated="1636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style-name="ce1" table:number-columns-repeated="16365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95" calcext:value-type="float">
            <text:p>95</text:p>
          </table:table-cell>
          <table:table-cell office:value-type="float" office:value="43" calcext:value-type="float">
            <text:p>4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style-name="ce1" table:number-columns-repeated="16365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float" office:value="26" calcext:value-type="float">
            <text:p>26</text:p>
          </table:table-cell>
          <table:table-cell office:value-type="float" office:value="99" calcext:value-type="float">
            <text:p>9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style-name="ce1" table:number-columns-repeated="1636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style-name="ce1" table:number-columns-repeated="1636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table:style-name="ce1" table:number-columns-repeated="1636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81" calcext:value-type="float">
            <text:p>81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table:style-name="ce1" table:number-columns-repeated="1636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1" table:number-columns-repeated="1636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table:style-name="ce1" table:number-columns-repeated="1636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table:style-name="ce1" table:number-columns-repeated="16365"/>
        </table:table-row>
        <table:table-row table:style-name="ro1">
          <table:table-cell table:number-columns-repeated="19"/>
          <table:table-cell table:style-name="ce1" table:number-columns-repeated="16365"/>
        </table:table-row>
        <table:table-row table:style-name="ro1">
          <table:table-cell/>
          <table:table-cell table:style-name="ce8" table:formula="of:=IF(MOD([.A1];2)&lt;&gt;0;[.A1];0)+MIN([.B17];[.A18])" office:value-type="float" office:value="71" calcext:value-type="float">
            <text:p>71</text:p>
          </table:table-cell>
          <table:table-cell table:style-name="ce8" table:formula="of:=IF(MOD([.B1];2)&lt;&gt;0;[.B1];0)+MIN([.C17];[.B18])" office:value-type="float" office:value="150" calcext:value-type="float">
            <text:p>150</text:p>
          </table:table-cell>
          <table:table-cell table:style-name="ce8" table:formula="of:=IF(MOD([.C1];2)&lt;&gt;0;[.C1];0)+MIN([.D17];[.C18])" office:value-type="float" office:value="150" calcext:value-type="float">
            <text:p>150</text:p>
          </table:table-cell>
          <table:table-cell table:style-name="ce8" table:formula="of:=IF(MOD([.D1];2)&lt;&gt;0;[.D1];0)+MIN([.E17];[.D18])" office:value-type="float" office:value="237" calcext:value-type="float">
            <text:p>237</text:p>
          </table:table-cell>
          <table:table-cell table:style-name="ce8" table:formula="of:=IF(MOD([.E1];2)&lt;&gt;0;[.E1];0)+MIN([.F17];[.E18])" office:value-type="float" office:value="256" calcext:value-type="float">
            <text:p>256</text:p>
          </table:table-cell>
          <table:table-cell table:style-name="ce8" table:formula="of:=IF(MOD([.F1];2)&lt;&gt;0;[.F1];0)+MIN([.G17];[.F18])" office:value-type="float" office:value="257" calcext:value-type="float">
            <text:p>257</text:p>
          </table:table-cell>
          <table:table-cell table:style-name="ce8" table:formula="of:=IF(MOD([.G1];2)&lt;&gt;0;[.G1];0)+MIN([.H17];[.G18])" office:value-type="float" office:value="257" calcext:value-type="float">
            <text:p>257</text:p>
          </table:table-cell>
          <table:table-cell table:style-name="ce8" table:formula="of:=IF(MOD([.H1];2)&lt;&gt;0;[.H1];0)+MIN([.I17];[.H18])" office:value-type="float" office:value="257" calcext:value-type="float">
            <text:p>257</text:p>
          </table:table-cell>
          <table:table-cell table:style-name="ce8" table:formula="of:=IF(MOD([.I1];2)&lt;&gt;0;[.I1];0)+MIN([.J17];[.I18])" office:value-type="float" office:value="257" calcext:value-type="float">
            <text:p>257</text:p>
          </table:table-cell>
          <table:table-cell table:style-name="ce8" table:formula="of:=IF(MOD([.J1];2)&lt;&gt;0;[.J1];0)+MIN([.K17];[.J18])" office:value-type="float" office:value="257" calcext:value-type="float">
            <text:p>257</text:p>
          </table:table-cell>
          <table:table-cell table:style-name="ce8" table:formula="of:=IF(MOD([.K1];2)&lt;&gt;0;[.K1];0)+MIN([.L17];[.K18])" office:value-type="float" office:value="257" calcext:value-type="float">
            <text:p>257</text:p>
          </table:table-cell>
          <table:table-cell table:style-name="ce8" table:formula="of:=IF(MOD([.L1];2)&lt;&gt;0;[.L1];0)+MIN([.M17];[.L18])" office:value-type="float" office:value="257" calcext:value-type="float">
            <text:p>257</text:p>
          </table:table-cell>
          <table:table-cell table:style-name="ce8" table:formula="of:=IF(MOD([.M1];2)&lt;&gt;0;[.M1];0)+MIN([.N17];[.M18])" office:value-type="float" office:value="262" calcext:value-type="float">
            <text:p>262</text:p>
          </table:table-cell>
          <table:table-cell table:style-name="ce8" table:formula="of:=IF(MOD([.N1];2)&lt;&gt;0;[.N1];0)+MIN([.O17];[.N18])" office:value-type="float" office:value="262" calcext:value-type="float">
            <text:p>262</text:p>
          </table:table-cell>
          <table:table-cell table:style-name="ce8" table:formula="of:=IF(MOD([.O1];2)&lt;&gt;0;[.O1];0)+MIN([.P17];[.O18])" office:value-type="float" office:value="275" calcext:value-type="float">
            <text:p>275</text:p>
          </table:table-cell>
          <table:table-cell table:style-name="ce8" table:formula="of:=IF(MOD([.P1];2)&lt;&gt;0;[.P1];0)+MIN([.Q17];[.P18])" office:value-type="float" office:value="275" calcext:value-type="float">
            <text:p>275</text:p>
          </table:table-cell>
          <table:table-cell table:style-name="ce5"/>
          <table:table-cell/>
          <table:table-cell table:style-name="ce1" table:number-columns-repeated="16365"/>
        </table:table-row>
        <table:table-row table:style-name="ro1">
          <table:table-cell/>
          <table:table-cell table:style-name="ce8" table:formula="of:=IF(MOD([.A2];2)&lt;&gt;0;[.A2];0)+MIN([.B18];[.A19])" office:value-type="float" office:value="146" calcext:value-type="float">
            <text:p>146</text:p>
          </table:table-cell>
          <table:table-cell table:style-name="ce8" table:formula="of:=IF(MOD([.B2];2)&lt;&gt;0;[.B2];0)+MIN([.C18];[.B19])" office:value-type="float" office:value="207" calcext:value-type="float">
            <text:p>207</text:p>
          </table:table-cell>
          <table:table-cell table:style-name="ce8" table:formula="of:=IF(MOD([.C2];2)&lt;&gt;0;[.C2];0)+MIN([.D18];[.C19])" office:value-type="float" office:value="150" calcext:value-type="float">
            <text:p>150</text:p>
          </table:table-cell>
          <table:table-cell table:style-name="ce8" table:formula="of:=IF(MOD([.D2];2)&lt;&gt;0;[.D2];0)+MIN([.E18];[.D19])" office:value-type="float" office:value="150" calcext:value-type="float">
            <text:p>150</text:p>
          </table:table-cell>
          <table:table-cell table:style-name="ce8" table:formula="of:=IF(MOD([.E2];2)&lt;&gt;0;[.E2];0)+MIN([.F18];[.E19])" office:value-type="float" office:value="150" calcext:value-type="float">
            <text:p>150</text:p>
          </table:table-cell>
          <table:table-cell table:style-name="ce8" table:formula="of:=IF(MOD([.F2];2)&lt;&gt;0;[.F2];0)+MIN([.G18];[.F19])" office:value-type="float" office:value="150" calcext:value-type="float">
            <text:p>150</text:p>
          </table:table-cell>
          <table:table-cell table:style-name="ce8" table:formula="of:=IF(MOD([.G2];2)&lt;&gt;0;[.G2];0)+MIN([.H18];[.G19])" office:value-type="float" office:value="213" calcext:value-type="float">
            <text:p>213</text:p>
          </table:table-cell>
          <table:table-cell table:style-name="ce8" table:formula="of:=IF(MOD([.H2];2)&lt;&gt;0;[.H2];0)+MIN([.I18];[.H19])" office:value-type="float" office:value="282" calcext:value-type="float">
            <text:p>282</text:p>
          </table:table-cell>
          <table:table-cell table:style-name="ce8" table:formula="of:=IF(MOD([.I2];2)&lt;&gt;0;[.I2];0)+MIN([.J18];[.I19])" office:value-type="float" office:value="318" calcext:value-type="float">
            <text:p>318</text:p>
          </table:table-cell>
          <table:table-cell table:style-name="ce8" table:formula="of:=IF(MOD([.J2];2)&lt;&gt;0;[.J2];0)+MIN([.K18];[.J19])" office:value-type="float" office:value="257" calcext:value-type="float">
            <text:p>257</text:p>
          </table:table-cell>
          <table:table-cell table:style-name="ce8" table:formula="of:=IF(MOD([.K2];2)&lt;&gt;0;[.K2];0)+MIN([.L18];[.K19])" office:value-type="float" office:value="257" calcext:value-type="float">
            <text:p>257</text:p>
          </table:table-cell>
          <table:table-cell table:style-name="ce8" table:formula="of:=IF(MOD([.L2];2)&lt;&gt;0;[.L2];0)+MIN([.M18];[.L19])" office:value-type="float" office:value="257" calcext:value-type="float">
            <text:p>257</text:p>
          </table:table-cell>
          <table:table-cell table:style-name="ce8" table:formula="of:=IF(MOD([.M2];2)&lt;&gt;0;[.M2];0)+MIN([.N18];[.M19])" office:value-type="float" office:value="260" calcext:value-type="float">
            <text:p>260</text:p>
          </table:table-cell>
          <table:table-cell table:style-name="ce8" table:formula="of:=IF(MOD([.N2];2)&lt;&gt;0;[.N2];0)+MIN([.O18];[.N19])" office:value-type="float" office:value="315" calcext:value-type="float">
            <text:p>315</text:p>
          </table:table-cell>
          <table:table-cell table:style-name="ce8" table:formula="of:=IF(MOD([.O2];2)&lt;&gt;0;[.O2];0)+MIN([.P18];[.O19])" office:value-type="float" office:value="275" calcext:value-type="float">
            <text:p>275</text:p>
          </table:table-cell>
          <table:table-cell table:style-name="ce8" table:formula="of:=IF(MOD([.P2];2)&lt;&gt;0;[.P2];0)+MIN([.Q18];[.P19])" office:value-type="float" office:value="275" calcext:value-type="float">
            <text:p>275</text:p>
          </table:table-cell>
          <table:table-cell table:number-columns-repeated="2"/>
          <table:table-cell table:style-name="ce1" table:number-columns-repeated="16365"/>
        </table:table-row>
        <table:table-row table:style-name="ro1">
          <table:table-cell/>
          <table:table-cell table:style-name="ce8" table:formula="of:=IF(MOD([.A3];2)&lt;&gt;0;[.A3];0)+MIN([.B19];[.A20])" office:value-type="float" office:value="195" calcext:value-type="float">
            <text:p>195</text:p>
          </table:table-cell>
          <table:table-cell table:style-name="ce8" table:formula="of:=IF(MOD([.B3];2)&lt;&gt;0;[.B3];0)+MIN([.C19];[.B20])" office:value-type="float" office:value="274" calcext:value-type="float">
            <text:p>274</text:p>
          </table:table-cell>
          <table:table-cell table:style-name="ce8" table:formula="of:=IF(MOD([.C3];2)&lt;&gt;0;[.C3];0)+MIN([.D19];[.C20])" office:value-type="float" office:value="209" calcext:value-type="float">
            <text:p>209</text:p>
          </table:table-cell>
          <table:table-cell table:style-name="ce8" table:formula="of:=IF(MOD([.D3];2)&lt;&gt;0;[.D3];0)+MIN([.E19];[.D20])" office:value-type="float" office:value="150" calcext:value-type="float">
            <text:p>150</text:p>
          </table:table-cell>
          <table:table-cell table:style-name="ce8" table:formula="of:=IF(MOD([.E3];2)&lt;&gt;0;[.E3];0)+MIN([.F19];[.E20])" office:value-type="float" office:value="199" calcext:value-type="float">
            <text:p>199</text:p>
          </table:table-cell>
          <table:table-cell table:style-name="ce8" table:formula="of:=IF(MOD([.F3];2)&lt;&gt;0;[.F3];0)+MIN([.G19];[.F20])" office:value-type="float" office:value="239" calcext:value-type="float">
            <text:p>239</text:p>
          </table:table-cell>
          <table:table-cell table:style-name="ce8" table:formula="of:=IF(MOD([.G3];2)&lt;&gt;0;[.G3];0)+MIN([.H19];[.G20])" office:value-type="float" office:value="294" calcext:value-type="float">
            <text:p>294</text:p>
          </table:table-cell>
          <table:table-cell table:style-name="ce8" table:formula="of:=IF(MOD([.H3];2)&lt;&gt;0;[.H3];0)+MIN([.I19];[.H20])" office:value-type="float" office:value="282" calcext:value-type="float">
            <text:p>282</text:p>
          </table:table-cell>
          <table:table-cell table:style-name="ce8" table:formula="of:=IF(MOD([.I3];2)&lt;&gt;0;[.I3];0)+MIN([.J19];[.I20])" office:value-type="float" office:value="282" calcext:value-type="float">
            <text:p>282</text:p>
          </table:table-cell>
          <table:table-cell table:style-name="ce8" table:formula="of:=IF(MOD([.J3];2)&lt;&gt;0;[.J3];0)+MIN([.K19];[.J20])" office:value-type="float" office:value="354" calcext:value-type="float">
            <text:p>354</text:p>
          </table:table-cell>
          <table:table-cell table:style-name="ce8" table:formula="of:=IF(MOD([.K3];2)&lt;&gt;0;[.K3];0)+MIN([.L19];[.K20])" office:value-type="float" office:value="257" calcext:value-type="float">
            <text:p>257</text:p>
          </table:table-cell>
          <table:table-cell table:style-name="ce8" table:formula="of:=IF(MOD([.L3];2)&lt;&gt;0;[.L3];0)+MIN([.M19];[.L20])" office:value-type="float" office:value="354" calcext:value-type="float">
            <text:p>354</text:p>
          </table:table-cell>
          <table:table-cell table:style-name="ce8" table:formula="of:=IF(MOD([.M3];2)&lt;&gt;0;[.M3];0)+MIN([.N19];[.M20])" office:value-type="float" office:value="331" calcext:value-type="float">
            <text:p>331</text:p>
          </table:table-cell>
          <table:table-cell table:style-name="ce8" table:formula="of:=IF(MOD([.N3];2)&lt;&gt;0;[.N3];0)+MIN([.O19];[.N20])" office:value-type="float" office:value="315" calcext:value-type="float">
            <text:p>315</text:p>
          </table:table-cell>
          <table:table-cell table:style-name="ce8" table:formula="of:=IF(MOD([.O3];2)&lt;&gt;0;[.O3];0)+MIN([.P19];[.O20])" office:value-type="float" office:value="275" calcext:value-type="float">
            <text:p>275</text:p>
          </table:table-cell>
          <table:table-cell table:style-name="ce8" table:formula="of:=IF(MOD([.P3];2)&lt;&gt;0;[.P3];0)+MIN([.Q19];[.P20])" office:value-type="float" office:value="302" calcext:value-type="float">
            <text:p>302</text:p>
          </table:table-cell>
          <table:table-cell table:number-columns-repeated="2"/>
          <table:table-cell table:style-name="ce1" table:number-columns-repeated="16365"/>
        </table:table-row>
        <table:table-row table:style-name="ro1">
          <table:table-cell/>
          <table:table-cell table:style-name="ce8" table:formula="of:=IF(MOD([.A4];2)&lt;&gt;0;[.A4];0)+MIN([.B20];[.A21])" office:value-type="float" office:value="218" calcext:value-type="float">
            <text:p>218</text:p>
          </table:table-cell>
          <table:table-cell table:style-name="ce8" table:formula="of:=IF(MOD([.B4];2)&lt;&gt;0;[.B4];0)+MIN([.C20];[.B21])" office:value-type="float" office:value="218" calcext:value-type="float">
            <text:p>218</text:p>
          </table:table-cell>
          <table:table-cell table:style-name="ce8" table:formula="of:=IF(MOD([.C4];2)&lt;&gt;0;[.C4];0)+MIN([.D20];[.C21])" office:value-type="float" office:value="236" calcext:value-type="float">
            <text:p>236</text:p>
          </table:table-cell>
          <table:table-cell table:style-name="ce8" table:formula="of:=IF(MOD([.D4];2)&lt;&gt;0;[.D4];0)+MIN([.E20];[.D21])" office:value-type="float" office:value="157" calcext:value-type="float">
            <text:p>157</text:p>
          </table:table-cell>
          <table:table-cell table:style-name="ce8" table:formula="of:=IF(MOD([.E4];2)&lt;&gt;0;[.E4];0)+MIN([.F20];[.E21])" office:value-type="float" office:value="224" calcext:value-type="float">
            <text:p>224</text:p>
          </table:table-cell>
          <table:table-cell table:style-name="ce8" table:formula="of:=IF(MOD([.F4];2)&lt;&gt;0;[.F4];0)+MIN([.G20];[.F21])" office:value-type="float" office:value="273" calcext:value-type="float">
            <text:p>273</text:p>
          </table:table-cell>
          <table:table-cell table:style-name="ce8" table:formula="of:=IF(MOD([.G4];2)&lt;&gt;0;[.G4];0)+MIN([.H20];[.G21])" office:value-type="float" office:value="322" calcext:value-type="float">
            <text:p>322</text:p>
          </table:table-cell>
          <table:table-cell table:style-name="ce8" table:formula="of:=IF(MOD([.H4];2)&lt;&gt;0;[.H4];0)+MIN([.I20];[.H21])" office:value-type="float" office:value="367" calcext:value-type="float">
            <text:p>367</text:p>
          </table:table-cell>
          <table:table-cell table:style-name="ce9" table:formula="of:=IF(MOD([.I4];2)&lt;&gt;0;[.I4];0)+MIN([.J20];[.I21])" office:value-type="float" office:value="311" calcext:value-type="float">
            <text:p>311</text:p>
          </table:table-cell>
          <table:table-cell table:style-name="ce8" table:formula="of:=IF(MOD([.J4];2)&lt;&gt;0;[.J4];0)+MIN([.K20])" office:value-type="float" office:value="419" calcext:value-type="float">
            <text:p>419</text:p>
          </table:table-cell>
          <table:table-cell table:style-name="ce8" table:formula="of:=IF(MOD([.K4];2)&lt;&gt;0;[.K4];0)+MIN([.L20];[.K21])" office:value-type="float" office:value="257" calcext:value-type="float">
            <text:p>257</text:p>
          </table:table-cell>
          <table:table-cell table:style-name="ce8" table:formula="of:=IF(MOD([.L4];2)&lt;&gt;0;[.L4];0)+MIN([.M20];[.L21])" office:value-type="float" office:value="257" calcext:value-type="float">
            <text:p>257</text:p>
          </table:table-cell>
          <table:table-cell table:style-name="ce8" table:formula="of:=IF(MOD([.M4];2)&lt;&gt;0;[.M4];0)+MIN([.N20];[.M21])" office:value-type="float" office:value="257" calcext:value-type="float">
            <text:p>257</text:p>
          </table:table-cell>
          <table:table-cell table:style-name="ce8" table:formula="of:=IF(MOD([.N4];2)&lt;&gt;0;[.N4];0)+MIN([.O20];[.N21])" office:value-type="float" office:value="257" calcext:value-type="float">
            <text:p>257</text:p>
          </table:table-cell>
          <table:table-cell table:style-name="ce8" table:formula="of:=IF(MOD([.O4];2)&lt;&gt;0;[.O4];0)+MIN([.P20];[.O21])" office:value-type="float" office:value="292" calcext:value-type="float">
            <text:p>292</text:p>
          </table:table-cell>
          <table:table-cell table:style-name="ce8" table:formula="of:=IF(MOD([.P4];2)&lt;&gt;0;[.P4];0)+MIN([.Q20];[.P21])" office:value-type="float" office:value="309" calcext:value-type="float">
            <text:p>309</text:p>
          </table:table-cell>
          <table:table-cell table:number-columns-repeated="2"/>
          <table:table-cell table:style-name="ce1" table:number-columns-repeated="16365"/>
        </table:table-row>
        <table:table-row table:style-name="ro1">
          <table:table-cell/>
          <table:table-cell table:style-name="ce8" table:formula="of:=IF(MOD([.A5];2)&lt;&gt;0;[.A5];0)+MIN([.B21];[.A22])" office:value-type="float" office:value="241" calcext:value-type="float">
            <text:p>241</text:p>
          </table:table-cell>
          <table:table-cell table:style-name="ce8" table:formula="of:=IF(MOD([.B5];2)&lt;&gt;0;[.B5];0)+MIN([.C21];[.B22])" office:value-type="float" office:value="218" calcext:value-type="float">
            <text:p>218</text:p>
          </table:table-cell>
          <table:table-cell table:style-name="ce8" table:formula="of:=IF(MOD([.C5];2)&lt;&gt;0;[.C5];0)+MIN([.D21];[.C22])" office:value-type="float" office:value="218" calcext:value-type="float">
            <text:p>218</text:p>
          </table:table-cell>
          <table:table-cell table:style-name="ce8" table:formula="of:=IF(MOD([.D5];2)&lt;&gt;0;[.D5];0)+MIN([.E21];[.D22])" office:value-type="float" office:value="157" calcext:value-type="float">
            <text:p>157</text:p>
          </table:table-cell>
          <table:table-cell table:style-name="ce8" table:formula="of:=IF(MOD([.E5];2)&lt;&gt;0;[.E5];0)+MIN([.F21];[.E22])" office:value-type="float" office:value="176" calcext:value-type="float">
            <text:p>176</text:p>
          </table:table-cell>
          <table:table-cell table:style-name="ce8" table:formula="of:=IF(MOD([.F5];2)&lt;&gt;0;[.F5];0)+MIN([.G21];[.F22])" office:value-type="float" office:value="176" calcext:value-type="float">
            <text:p>176</text:p>
          </table:table-cell>
          <table:table-cell table:style-name="ce8" table:formula="of:=IF(MOD([.G5];2)&lt;&gt;0;[.G5];0)+MIN([.H21];[.G22])" office:value-type="float" office:value="176" calcext:value-type="float">
            <text:p>176</text:p>
          </table:table-cell>
          <table:table-cell table:style-name="ce8" table:formula="of:=IF(MOD([.H5];2)&lt;&gt;0;[.H5];0)+MIN([.I21];[.H22])" office:value-type="float" office:value="265" calcext:value-type="float">
            <text:p>265</text:p>
          </table:table-cell>
          <table:table-cell table:style-name="ce9" table:formula="of:=IF(MOD([.I5];2)&lt;&gt;0;[.I5];0)+MIN([.J21];[.I22])" office:value-type="float" office:value="310" calcext:value-type="float">
            <text:p>310</text:p>
          </table:table-cell>
          <table:table-cell table:style-name="ce8" table:formula="of:=IF(MOD([.J5];2)&lt;&gt;0;[.J5];0)+MIN([.K21])" office:value-type="float" office:value="419" calcext:value-type="float">
            <text:p>419</text:p>
          </table:table-cell>
          <table:table-cell table:style-name="ce8" table:formula="of:=IF(MOD([.K5];2)&lt;&gt;0;[.K5];0)+MIN([.L21];[.K22])" office:value-type="float" office:value="257" calcext:value-type="float">
            <text:p>257</text:p>
          </table:table-cell>
          <table:table-cell table:style-name="ce8" table:formula="of:=IF(MOD([.L5];2)&lt;&gt;0;[.L5];0)+MIN([.M21];[.L22])" office:value-type="float" office:value="257" calcext:value-type="float">
            <text:p>257</text:p>
          </table:table-cell>
          <table:table-cell table:style-name="ce8" table:formula="of:=IF(MOD([.M5];2)&lt;&gt;0;[.M5];0)+MIN([.N21];[.M22])" office:value-type="float" office:value="264" calcext:value-type="float">
            <text:p>264</text:p>
          </table:table-cell>
          <table:table-cell table:style-name="ce8" table:formula="of:=IF(MOD([.N5];2)&lt;&gt;0;[.N5];0)+MIN([.O21];[.N22])" office:value-type="float" office:value="257" calcext:value-type="float">
            <text:p>257</text:p>
          </table:table-cell>
          <table:table-cell table:style-name="ce8" table:formula="of:=IF(MOD([.O5];2)&lt;&gt;0;[.O5];0)+MIN([.P21];[.O22])" office:value-type="float" office:value="257" calcext:value-type="float">
            <text:p>257</text:p>
          </table:table-cell>
          <table:table-cell table:style-name="ce8" table:formula="of:=IF(MOD([.P5];2)&lt;&gt;0;[.P5];0)+MIN([.Q21];[.P22])" office:value-type="float" office:value="257" calcext:value-type="float">
            <text:p>257</text:p>
          </table:table-cell>
          <table:table-cell table:number-columns-repeated="2"/>
          <table:table-cell table:style-name="ce1" table:number-columns-repeated="16365"/>
        </table:table-row>
        <table:table-row table:style-name="ro1">
          <table:table-cell/>
          <table:table-cell table:style-name="ce8" table:formula="of:=IF(MOD([.A6];2)&lt;&gt;0;[.A6];0)+MIN([.B22];[.A23])" office:value-type="float" office:value="241" calcext:value-type="float">
            <text:p>241</text:p>
          </table:table-cell>
          <table:table-cell table:style-name="ce8" table:formula="of:=IF(MOD([.B6];2)&lt;&gt;0;[.B6];0)+MIN([.C22];[.B23])" office:value-type="float" office:value="231" calcext:value-type="float">
            <text:p>231</text:p>
          </table:table-cell>
          <table:table-cell table:style-name="ce8" table:formula="of:=IF(MOD([.C6];2)&lt;&gt;0;[.C6];0)+MIN([.D22];[.C23])" office:value-type="float" office:value="218" calcext:value-type="float">
            <text:p>218</text:p>
          </table:table-cell>
          <table:table-cell table:style-name="ce8" table:formula="of:=IF(MOD([.D6];2)&lt;&gt;0;[.D6];0)+MIN([.E22];[.D23])" office:value-type="float" office:value="157" calcext:value-type="float">
            <text:p>157</text:p>
          </table:table-cell>
          <table:table-cell table:style-name="ce8" table:formula="of:=IF(MOD([.E6];2)&lt;&gt;0;[.E6];0)+MIN([.F22];[.E23])" office:value-type="float" office:value="157" calcext:value-type="float">
            <text:p>157</text:p>
          </table:table-cell>
          <table:table-cell table:style-name="ce8" table:formula="of:=IF(MOD([.F6];2)&lt;&gt;0;[.F6];0)+MIN([.G22];[.F23])" office:value-type="float" office:value="170" calcext:value-type="float">
            <text:p>170</text:p>
          </table:table-cell>
          <table:table-cell table:style-name="ce8" table:formula="of:=IF(MOD([.G6];2)&lt;&gt;0;[.G6];0)+MIN([.H22];[.G23])" office:value-type="float" office:value="170" calcext:value-type="float">
            <text:p>170</text:p>
          </table:table-cell>
          <table:table-cell table:style-name="ce8" table:formula="of:=IF(MOD([.H6];2)&lt;&gt;0;[.H6];0)+MIN([.I22];[.H23])" office:value-type="float" office:value="170" calcext:value-type="float">
            <text:p>170</text:p>
          </table:table-cell>
          <table:table-cell table:style-name="ce9" table:formula="of:=IF(MOD([.I6];2)&lt;&gt;0;[.I6];0)+MIN([.J22];[.I23])" office:value-type="float" office:value="170" calcext:value-type="float">
            <text:p>170</text:p>
          </table:table-cell>
          <table:table-cell table:style-name="ce8" table:formula="of:=IF(MOD([.J6];2)&lt;&gt;0;[.J6];0)+MIN([.K22])" office:value-type="float" office:value="419" calcext:value-type="float">
            <text:p>419</text:p>
          </table:table-cell>
          <table:table-cell table:style-name="ce8" table:formula="of:=IF(MOD([.K6];2)&lt;&gt;0;[.K6];0)+MIN([.L22];[.K23])" office:value-type="float" office:value="257" calcext:value-type="float">
            <text:p>257</text:p>
          </table:table-cell>
          <table:table-cell table:style-name="ce8" table:formula="of:=IF(MOD([.L6];2)&lt;&gt;0;[.L6];0)+MIN([.M22];[.L23])" office:value-type="float" office:value="257" calcext:value-type="float">
            <text:p>257</text:p>
          </table:table-cell>
          <table:table-cell table:style-name="ce8" table:formula="of:=IF(MOD([.M6];2)&lt;&gt;0;[.M6];0)+MIN([.N22];[.M23])" office:value-type="float" office:value="257" calcext:value-type="float">
            <text:p>257</text:p>
          </table:table-cell>
          <table:table-cell table:style-name="ce8" table:formula="of:=IF(MOD([.N6];2)&lt;&gt;0;[.N6];0)+MIN([.O22];[.N23])" office:value-type="float" office:value="257" calcext:value-type="float">
            <text:p>257</text:p>
          </table:table-cell>
          <table:table-cell table:style-name="ce8" table:formula="of:=IF(MOD([.O6];2)&lt;&gt;0;[.O6];0)+MIN([.P22];[.O23])" office:value-type="float" office:value="257" calcext:value-type="float">
            <text:p>257</text:p>
          </table:table-cell>
          <table:table-cell table:style-name="ce8" table:formula="of:=IF(MOD([.P6];2)&lt;&gt;0;[.P6];0)+MIN([.Q22];[.P23])" office:value-type="float" office:value="257" calcext:value-type="float">
            <text:p>257</text:p>
          </table:table-cell>
          <table:table-cell table:number-columns-repeated="2"/>
          <table:table-cell table:style-name="ce1" table:number-columns-repeated="16365"/>
        </table:table-row>
        <table:table-row table:style-name="ro1">
          <table:table-cell/>
          <table:table-cell table:style-name="ce8" table:formula="of:=IF(MOD([.A7];2)&lt;&gt;0;[.A7];0)+MIN([.B23];[.A24])" office:value-type="float" office:value="324" calcext:value-type="float">
            <text:p>324</text:p>
          </table:table-cell>
          <table:table-cell table:style-name="ce8" table:formula="of:=IF(MOD([.B7];2)&lt;&gt;0;[.B7];0)+MIN([.C23];[.B24])" office:value-type="float" office:value="231" calcext:value-type="float">
            <text:p>231</text:p>
          </table:table-cell>
          <table:table-cell table:style-name="ce8" table:formula="of:=IF(MOD([.C7];2)&lt;&gt;0;[.C7];0)+MIN([.D23];[.C24])" office:value-type="float" office:value="275" calcext:value-type="float">
            <text:p>275</text:p>
          </table:table-cell>
          <table:table-cell table:style-name="ce8" table:formula="of:=IF(MOD([.D7];2)&lt;&gt;0;[.D7];0)+MIN([.E23];[.D24])" office:value-type="float" office:value="157" calcext:value-type="float">
            <text:p>157</text:p>
          </table:table-cell>
          <table:table-cell table:style-name="ce8" table:formula="of:=IF(MOD([.E7];2)&lt;&gt;0;[.E7];0)+MIN([.F23];[.E24])" office:value-type="float" office:value="157" calcext:value-type="float">
            <text:p>157</text:p>
          </table:table-cell>
          <table:table-cell table:style-name="ce8" table:formula="of:=IF(MOD([.F7];2)&lt;&gt;0;[.F7];0)+MIN([.G23];[.F24])" office:value-type="float" office:value="194" calcext:value-type="float">
            <text:p>194</text:p>
          </table:table-cell>
          <table:table-cell table:style-name="ce8" table:formula="of:=IF(MOD([.G7];2)&lt;&gt;0;[.G7];0)+MIN([.H23];[.G24])" office:value-type="float" office:value="170" calcext:value-type="float">
            <text:p>170</text:p>
          </table:table-cell>
          <table:table-cell table:style-name="ce8" table:formula="of:=IF(MOD([.H7];2)&lt;&gt;0;[.H7];0)+MIN([.I23];[.H24])" office:value-type="float" office:value="170" calcext:value-type="float">
            <text:p>170</text:p>
          </table:table-cell>
          <table:table-cell table:style-name="ce9" table:formula="of:=IF(MOD([.I7];2)&lt;&gt;0;[.I7];0)+MIN([.J23];[.I24])" office:value-type="float" office:value="170" calcext:value-type="float">
            <text:p>170</text:p>
          </table:table-cell>
          <table:table-cell table:style-name="ce8" table:formula="of:=IF(MOD([.J7];2)&lt;&gt;0;[.J7];0)+MIN([.K23])" office:value-type="float" office:value="419" calcext:value-type="float">
            <text:p>419</text:p>
          </table:table-cell>
          <table:table-cell table:style-name="ce8" table:formula="of:=IF(MOD([.K7];2)&lt;&gt;0;[.K7];0)+MIN([.L23];[.K24])" office:value-type="float" office:value="292" calcext:value-type="float">
            <text:p>292</text:p>
          </table:table-cell>
          <table:table-cell table:style-name="ce8" table:formula="of:=IF(MOD([.L7];2)&lt;&gt;0;[.L7];0)+MIN([.M23];[.L24])" office:value-type="float" office:value="310" calcext:value-type="float">
            <text:p>310</text:p>
          </table:table-cell>
          <table:table-cell table:style-name="ce8" table:formula="of:=IF(MOD([.M7];2)&lt;&gt;0;[.M7];0)+MIN([.N23];[.M24])" office:value-type="float" office:value="257" calcext:value-type="float">
            <text:p>257</text:p>
          </table:table-cell>
          <table:table-cell table:style-name="ce8" table:formula="of:=IF(MOD([.N7];2)&lt;&gt;0;[.N7];0)+MIN([.O23];[.N24])" office:value-type="float" office:value="257" calcext:value-type="float">
            <text:p>257</text:p>
          </table:table-cell>
          <table:table-cell table:style-name="ce8" table:formula="of:=IF(MOD([.O7];2)&lt;&gt;0;[.O7];0)+MIN([.P23];[.O24])" office:value-type="float" office:value="257" calcext:value-type="float">
            <text:p>257</text:p>
          </table:table-cell>
          <table:table-cell table:style-name="ce8" table:formula="of:=IF(MOD([.P7];2)&lt;&gt;0;[.P7];0)+MIN([.Q23];[.P24])" office:value-type="float" office:value="257" calcext:value-type="float">
            <text:p>257</text:p>
          </table:table-cell>
          <table:table-cell table:number-columns-repeated="2"/>
          <table:table-cell table:style-name="ce1" table:number-columns-repeated="16365"/>
        </table:table-row>
        <table:table-row table:style-name="ro1">
          <table:table-cell/>
          <table:table-cell table:style-name="ce8" table:formula="of:=IF(MOD([.A8];2)&lt;&gt;0;[.A8];0)+MIN([.B24];[.A25])" office:value-type="float" office:value="324" calcext:value-type="float">
            <text:p>324</text:p>
          </table:table-cell>
          <table:table-cell table:style-name="ce8" table:formula="of:=IF(MOD([.B8];2)&lt;&gt;0;[.B8];0)+MIN([.C24];[.B25])" office:value-type="float" office:value="231" calcext:value-type="float">
            <text:p>231</text:p>
          </table:table-cell>
          <table:table-cell table:style-name="ce8" table:formula="of:=IF(MOD([.C8];2)&lt;&gt;0;[.C8];0)+MIN([.D24];[.C25])" office:value-type="float" office:value="238" calcext:value-type="float">
            <text:p>238</text:p>
          </table:table-cell>
          <table:table-cell table:style-name="ce8" table:formula="of:=IF(MOD([.D8];2)&lt;&gt;0;[.D8];0)+MIN([.E24];[.D25])" office:value-type="float" office:value="184" calcext:value-type="float">
            <text:p>184</text:p>
          </table:table-cell>
          <table:table-cell table:style-name="ce8" table:formula="of:=IF(MOD([.E8];2)&lt;&gt;0;[.E8];0)+MIN([.F24];[.E25])" office:value-type="float" office:value="250" calcext:value-type="float">
            <text:p>250</text:p>
          </table:table-cell>
          <table:table-cell table:style-name="ce8" table:formula="of:=IF(MOD([.F8];2)&lt;&gt;0;[.F8];0)+MIN([.G24];[.F25])" office:value-type="float" office:value="289" calcext:value-type="float">
            <text:p>289</text:p>
          </table:table-cell>
          <table:table-cell table:style-name="ce8" table:formula="of:=IF(MOD([.G8];2)&lt;&gt;0;[.G8];0)+MIN([.H24];[.G25])" office:value-type="float" office:value="170" calcext:value-type="float">
            <text:p>170</text:p>
          </table:table-cell>
          <table:table-cell table:style-name="ce8" table:formula="of:=IF(MOD([.H8];2)&lt;&gt;0;[.H8];0)+MIN([.I24];[.H25])" office:value-type="float" office:value="201" calcext:value-type="float">
            <text:p>201</text:p>
          </table:table-cell>
          <table:table-cell table:style-name="ce8" table:formula="of:=IF(MOD([.I8];2)&lt;&gt;0;[.I8];0)+MIN([.J24];[.I25])" office:value-type="float" office:value="209" calcext:value-type="float">
            <text:p>209</text:p>
          </table:table-cell>
          <table:table-cell table:style-name="ce8" table:formula="of:=IF(MOD([.J8];2)&lt;&gt;0;[.J8];0)+MIN([.K24];[.J25])" office:value-type="float" office:value="282" calcext:value-type="float">
            <text:p>282</text:p>
          </table:table-cell>
          <table:table-cell table:style-name="ce8" table:formula="of:=IF(MOD([.K8];2)&lt;&gt;0;[.K8];0)+MIN([.L24];[.K25])" office:value-type="float" office:value="309" calcext:value-type="float">
            <text:p>309</text:p>
          </table:table-cell>
          <table:table-cell table:style-name="ce8" table:formula="of:=IF(MOD([.L8];2)&lt;&gt;0;[.L8];0)+MIN([.M24];[.L25])" office:value-type="float" office:value="309" calcext:value-type="float">
            <text:p>309</text:p>
          </table:table-cell>
          <table:table-cell table:style-name="ce8" table:formula="of:=IF(MOD([.M8];2)&lt;&gt;0;[.M8];0)+MIN([.N24];[.M25])" office:value-type="float" office:value="257" calcext:value-type="float">
            <text:p>257</text:p>
          </table:table-cell>
          <table:table-cell table:style-name="ce8" table:formula="of:=IF(MOD([.N8];2)&lt;&gt;0;[.N8];0)+MIN([.O24];[.N25])" office:value-type="float" office:value="312" calcext:value-type="float">
            <text:p>312</text:p>
          </table:table-cell>
          <table:table-cell table:style-name="ce8" table:formula="of:=IF(MOD([.O8];2)&lt;&gt;0;[.O8];0)+MIN([.P24];[.O25])" office:value-type="float" office:value="340" calcext:value-type="float">
            <text:p>340</text:p>
          </table:table-cell>
          <table:table-cell table:style-name="ce8" table:formula="of:=IF(MOD([.P8];2)&lt;&gt;0;[.P8];0)+MIN([.Q24];[.P25])" office:value-type="float" office:value="257" calcext:value-type="float">
            <text:p>257</text:p>
          </table:table-cell>
          <table:table-cell table:number-columns-repeated="2"/>
          <table:table-cell table:style-name="ce1" table:number-columns-repeated="16365"/>
        </table:table-row>
        <table:table-row table:style-name="ro1">
          <table:table-cell/>
          <table:table-cell table:style-name="ce8" table:formula="of:=IF(MOD([.A9];2)&lt;&gt;0;[.A9];0)+MIN([.B25];[.A26])" office:value-type="float" office:value="369" calcext:value-type="float">
            <text:p>369</text:p>
          </table:table-cell>
          <table:table-cell table:style-name="ce9" table:formula="of:=IF(MOD([.B9];2)&lt;&gt;0;[.B9];0)+MIN([.C25];[.B26])" office:value-type="float" office:value="231" calcext:value-type="float">
            <text:p>231</text:p>
          </table:table-cell>
          <table:table-cell table:style-name="ce8" table:formula="of:=IF(MOD([.C9];2)&lt;&gt;0;[.C9];0)+MIN([.D25])" office:value-type="float" office:value="263" calcext:value-type="float">
            <text:p>263</text:p>
          </table:table-cell>
          <table:table-cell table:style-name="ce8" table:formula="of:=IF(MOD([.D9];2)&lt;&gt;0;[.D9];0)+MIN([.E25];[.D26])" office:value-type="float" office:value="231" calcext:value-type="float">
            <text:p>231</text:p>
          </table:table-cell>
          <table:table-cell table:style-name="ce8" table:formula="of:=IF(MOD([.E9];2)&lt;&gt;0;[.E9];0)+MIN([.F25];[.E26])" office:value-type="float" office:value="316" calcext:value-type="float">
            <text:p>316</text:p>
          </table:table-cell>
          <table:table-cell table:style-name="ce8" table:formula="of:=IF(MOD([.F9];2)&lt;&gt;0;[.F9];0)+MIN([.G25];[.F26])" office:value-type="float" office:value="350" calcext:value-type="float">
            <text:p>350</text:p>
          </table:table-cell>
          <table:table-cell table:style-name="ce8" table:formula="of:=IF(MOD([.G9];2)&lt;&gt;0;[.G9];0)+MIN([.H25];[.G26])" office:value-type="float" office:value="170" calcext:value-type="float">
            <text:p>170</text:p>
          </table:table-cell>
          <table:table-cell table:style-name="ce8" table:formula="of:=IF(MOD([.H9];2)&lt;&gt;0;[.H9];0)+MIN([.I25];[.H26])" office:value-type="float" office:value="231" calcext:value-type="float">
            <text:p>231</text:p>
          </table:table-cell>
          <table:table-cell table:style-name="ce8" table:formula="of:=IF(MOD([.I9];2)&lt;&gt;0;[.I9];0)+MIN([.J25];[.I26])" office:value-type="float" office:value="304" calcext:value-type="float">
            <text:p>304</text:p>
          </table:table-cell>
          <table:table-cell table:style-name="ce8" table:formula="of:=IF(MOD([.J9];2)&lt;&gt;0;[.J9];0)+MIN([.K25];[.J26])" office:value-type="float" office:value="325" calcext:value-type="float">
            <text:p>325</text:p>
          </table:table-cell>
          <table:table-cell table:style-name="ce11" table:formula="of:=IF(MOD([.K9];2)&lt;&gt;0;[.K9];0)+MIN([.L25];[.K26])" office:value-type="float" office:value="309" calcext:value-type="float">
            <text:p>309</text:p>
          </table:table-cell>
          <table:table-cell table:style-name="ce11" table:formula="of:=IF(MOD([.L9];2)&lt;&gt;0;[.L9];0)+MIN([.M25];[.L26])" office:value-type="float" office:value="406" calcext:value-type="float">
            <text:p>406</text:p>
          </table:table-cell>
          <table:table-cell table:style-name="ce11" table:formula="of:=IF(MOD([.M9];2)&lt;&gt;0;[.M9];0)+MIN([.N25];[.M26])" office:value-type="float" office:value="282" calcext:value-type="float">
            <text:p>282</text:p>
          </table:table-cell>
          <table:table-cell table:style-name="ce8" table:formula="of:=IF(MOD([.N9];2)&lt;&gt;0;[.N9];0)+MIN([.O25];[.N26])" office:value-type="float" office:value="282" calcext:value-type="float">
            <text:p>282</text:p>
          </table:table-cell>
          <table:table-cell table:style-name="ce8" table:formula="of:=IF(MOD([.O9];2)&lt;&gt;0;[.O9];0)+MIN([.P25];[.O26])" office:value-type="float" office:value="289" calcext:value-type="float">
            <text:p>289</text:p>
          </table:table-cell>
          <table:table-cell table:style-name="ce8" table:formula="of:=IF(MOD([.P9];2)&lt;&gt;0;[.P9];0)+MIN([.Q25];[.P26])" office:value-type="float" office:value="302" calcext:value-type="float">
            <text:p>302</text:p>
          </table:table-cell>
          <table:table-cell table:number-columns-repeated="2"/>
          <table:table-cell table:style-name="ce1" table:number-columns-repeated="16365"/>
        </table:table-row>
        <table:table-row table:style-name="ro1">
          <table:table-cell/>
          <table:table-cell table:style-name="ce8" table:formula="of:=IF(MOD([.A10];2)&lt;&gt;0;[.A10];0)+MIN([.B26];[.A27])" office:value-type="float" office:value="369" calcext:value-type="float">
            <text:p>369</text:p>
          </table:table-cell>
          <table:table-cell table:style-name="ce9" table:formula="of:=IF(MOD([.B10];2)&lt;&gt;0;[.B10];0)+MIN([.C26];[.B27])" office:value-type="float" office:value="231" calcext:value-type="float">
            <text:p>231</text:p>
          </table:table-cell>
          <table:table-cell table:style-name="ce8" table:formula="of:=IF(MOD([.C10];2)&lt;&gt;0;[.C10];0)+MIN([.D26])" office:value-type="float" office:value="362" calcext:value-type="float">
            <text:p>362</text:p>
          </table:table-cell>
          <table:table-cell table:style-name="ce11" table:formula="of:=IF(MOD([.D10];2)&lt;&gt;0;[.D10];0)+MIN([.E26];[.D27])" office:value-type="float" office:value="258" calcext:value-type="float">
            <text:p>258</text:p>
          </table:table-cell>
          <table:table-cell table:style-name="ce11" table:formula="of:=IF(MOD([.E10];2)&lt;&gt;0;[.E10];0)+MIN([.F26];[.E27])" office:value-type="float" office:value="307" calcext:value-type="float">
            <text:p>307</text:p>
          </table:table-cell>
          <table:table-cell table:style-name="ce11" table:formula="of:=IF(MOD([.F10];2)&lt;&gt;0;[.F10];0)+MIN([.G26];[.F27])" office:value-type="float" office:value="324" calcext:value-type="float">
            <text:p>324</text:p>
          </table:table-cell>
          <table:table-cell table:style-name="ce11" table:formula="of:=IF(MOD([.G10];2)&lt;&gt;0;[.G10];0)+MIN([.H26];[.G27])" office:value-type="float" office:value="249" calcext:value-type="float">
            <text:p>249</text:p>
          </table:table-cell>
          <table:table-cell table:style-name="ce8" table:formula="of:=IF(MOD([.H10];2)&lt;&gt;0;[.H10];0)+MIN([.I26];[.H27])" office:value-type="float" office:value="234" calcext:value-type="float">
            <text:p>234</text:p>
          </table:table-cell>
          <table:table-cell table:style-name="ce8" table:formula="of:=IF(MOD([.I10];2)&lt;&gt;0;[.I10];0)+MIN([.J26];[.I27])" office:value-type="float" office:value="329" calcext:value-type="float">
            <text:p>329</text:p>
          </table:table-cell>
          <table:table-cell table:style-name="ce8" table:formula="of:=IF(MOD([.J10];2)&lt;&gt;0;[.J10];0)+MIN([.K26];[.J27])" office:value-type="float" office:value="325" calcext:value-type="float">
            <text:p>325</text:p>
          </table:table-cell>
          <table:table-cell table:style-name="ce8" table:formula="of:=IF(MOD([.K10];2)&lt;&gt;0;[.K10];0)+MIN([.K27])" office:value-type="float" office:value="374" calcext:value-type="float">
            <text:p>374</text:p>
          </table:table-cell>
          <table:table-cell table:style-name="ce8" table:formula="of:=IF(MOD([.L10];2)&lt;&gt;0;[.L10];0)+MIN([.L27])" office:value-type="float" office:value="399" calcext:value-type="float">
            <text:p>399</text:p>
          </table:table-cell>
          <table:table-cell table:style-name="ce8" table:formula="of:=IF(MOD([.M10];2)&lt;&gt;0;[.M10];0)+MIN([.M27])" office:value-type="float" office:value="399" calcext:value-type="float">
            <text:p>399</text:p>
          </table:table-cell>
          <table:table-cell table:style-name="ce8" table:formula="of:=IF(MOD([.N10];2)&lt;&gt;0;[.N10];0)+MIN([.O26];[.N27])" office:value-type="float" office:value="291" calcext:value-type="float">
            <text:p>291</text:p>
          </table:table-cell>
          <table:table-cell table:style-name="ce8" table:formula="of:=IF(MOD([.O10];2)&lt;&gt;0;[.O10];0)+MIN([.P26];[.O27])" office:value-type="float" office:value="289" calcext:value-type="float">
            <text:p>289</text:p>
          </table:table-cell>
          <table:table-cell table:style-name="ce8" table:formula="of:=IF(MOD([.P10];2)&lt;&gt;0;[.P10];0)+MIN([.Q26];[.P27])" office:value-type="float" office:value="336" calcext:value-type="float">
            <text:p>336</text:p>
          </table:table-cell>
          <table:table-cell table:number-columns-repeated="2"/>
          <table:table-cell table:style-name="ce1" table:number-columns-repeated="16365"/>
        </table:table-row>
        <table:table-row table:style-name="ro1">
          <table:table-cell/>
          <table:table-cell table:style-name="ce8" table:formula="of:=IF(MOD([.A11];2)&lt;&gt;0;[.A11];0)+MIN([.B27];[.A28])" office:value-type="float" office:value="369" calcext:value-type="float">
            <text:p>369</text:p>
          </table:table-cell>
          <table:table-cell table:style-name="ce9" table:formula="of:=IF(MOD([.B11];2)&lt;&gt;0;[.B11];0)+MIN([.C27];[.B28])" office:value-type="float" office:value="316" calcext:value-type="float">
            <text:p>316</text:p>
          </table:table-cell>
          <table:table-cell table:style-name="ce8" table:formula="of:=IF(MOD([.C11];2)&lt;&gt;0;[.C11];0)+MIN([.D27])" office:value-type="float" office:value="373" calcext:value-type="float">
            <text:p>373</text:p>
          </table:table-cell>
          <table:table-cell table:style-name="ce8" table:formula="of:=IF(MOD([.D11];2)&lt;&gt;0;[.D11];0)+MIN([.D28])" office:value-type="float" office:value="386" calcext:value-type="float">
            <text:p>386</text:p>
          </table:table-cell>
          <table:table-cell table:style-name="ce8" table:formula="of:=IF(MOD([.E11];2)&lt;&gt;0;[.E11];0)+MIN([.E28])" office:value-type="float" office:value="427" calcext:value-type="float">
            <text:p>427</text:p>
          </table:table-cell>
          <table:table-cell table:style-name="ce8" table:formula="of:=IF(MOD([.F11];2)&lt;&gt;0;[.F11];0)+MIN([.F28])" office:value-type="float" office:value="427" calcext:value-type="float">
            <text:p>427</text:p>
          </table:table-cell>
          <table:table-cell table:style-name="ce8" table:formula="of:=IF(MOD([.G11];2)&lt;&gt;0;[.G11];0)+MIN([.G28])" office:value-type="float" office:value="430" calcext:value-type="float">
            <text:p>430</text:p>
          </table:table-cell>
          <table:table-cell table:style-name="ce8" table:formula="of:=IF(MOD([.H11];2)&lt;&gt;0;[.H11];0)+MIN([.I27];[.H28])" office:value-type="float" office:value="323" calcext:value-type="float">
            <text:p>323</text:p>
          </table:table-cell>
          <table:table-cell table:style-name="ce8" table:formula="of:=IF(MOD([.I11];2)&lt;&gt;0;[.I11];0)+MIN([.J27];[.I28])" office:value-type="float" office:value="323" calcext:value-type="float">
            <text:p>323</text:p>
          </table:table-cell>
          <table:table-cell table:style-name="ce8" table:formula="of:=IF(MOD([.J11];2)&lt;&gt;0;[.J11];0)+MIN([.K27];[.J28])" office:value-type="float" office:value="323" calcext:value-type="float">
            <text:p>323</text:p>
          </table:table-cell>
          <table:table-cell table:style-name="ce8" table:formula="of:=IF(MOD([.K11];2)&lt;&gt;0;[.K11];0)+MIN([.L27];[.K28])" office:value-type="float" office:value="326" calcext:value-type="float">
            <text:p>326</text:p>
          </table:table-cell>
          <table:table-cell table:style-name="ce8" table:formula="of:=IF(MOD([.L11];2)&lt;&gt;0;[.L11];0)+MIN([.M27];[.L28])" office:value-type="float" office:value="377" calcext:value-type="float">
            <text:p>377</text:p>
          </table:table-cell>
          <table:table-cell table:style-name="ce8" table:formula="of:=IF(MOD([.M11];2)&lt;&gt;0;[.M11];0)+MIN([.N27];[.M28])" office:value-type="float" office:value="390" calcext:value-type="float">
            <text:p>390</text:p>
          </table:table-cell>
          <table:table-cell table:style-name="ce8" table:formula="of:=IF(MOD([.N11];2)&lt;&gt;0;[.N11];0)+MIN([.O27];[.N28])" office:value-type="float" office:value="291" calcext:value-type="float">
            <text:p>291</text:p>
          </table:table-cell>
          <table:table-cell table:style-name="ce8" table:formula="of:=IF(MOD([.O11];2)&lt;&gt;0;[.O11];0)+MIN([.P27];[.O28])" office:value-type="float" office:value="306" calcext:value-type="float">
            <text:p>306</text:p>
          </table:table-cell>
          <table:table-cell table:style-name="ce8" table:formula="of:=IF(MOD([.P11];2)&lt;&gt;0;[.P11];0)+MIN([.Q27];[.P28])" office:value-type="float" office:value="373" calcext:value-type="float">
            <text:p>373</text:p>
          </table:table-cell>
          <table:table-cell table:number-columns-repeated="2"/>
          <table:table-cell table:style-name="ce1" table:number-columns-repeated="16365"/>
        </table:table-row>
        <table:table-row table:style-name="ro1">
          <table:table-cell/>
          <table:table-cell table:style-name="ce8" table:formula="of:=IF(MOD([.A12];2)&lt;&gt;0;[.A12];0)+MIN([.B28];[.A29])" office:value-type="float" office:value="369" calcext:value-type="float">
            <text:p>369</text:p>
          </table:table-cell>
          <table:table-cell table:style-name="ce9" table:formula="of:=IF(MOD([.B12];2)&lt;&gt;0;[.B12];0)+MIN([.C28];[.B29])" office:value-type="float" office:value="316" calcext:value-type="float">
            <text:p>316</text:p>
          </table:table-cell>
          <table:table-cell table:style-name="ce8" table:formula="of:=IF(MOD([.C12];2)&lt;&gt;0;[.C12];0)+MIN([.D28])" office:value-type="float" office:value="373" calcext:value-type="float">
            <text:p>373</text:p>
          </table:table-cell>
          <table:table-cell table:style-name="ce8" table:formula="of:=IF(MOD([.D12];2)&lt;&gt;0;[.D12];0)+MIN([.E28];[.D29])" office:value-type="float" office:value="373" calcext:value-type="float">
            <text:p>373</text:p>
          </table:table-cell>
          <table:table-cell table:style-name="ce8" table:formula="of:=IF(MOD([.E12];2)&lt;&gt;0;[.E12];0)+MIN([.F28];[.E29])" office:value-type="float" office:value="373" calcext:value-type="float">
            <text:p>373</text:p>
          </table:table-cell>
          <table:table-cell table:style-name="ce8" table:formula="of:=IF(MOD([.F12];2)&lt;&gt;0;[.F12];0)+MIN([.G28];[.F29])" office:value-type="float" office:value="373" calcext:value-type="float">
            <text:p>373</text:p>
          </table:table-cell>
          <table:table-cell table:style-name="ce8" table:formula="of:=IF(MOD([.G12];2)&lt;&gt;0;[.G12];0)+MIN([.H28];[.G29])" office:value-type="float" office:value="373" calcext:value-type="float">
            <text:p>373</text:p>
          </table:table-cell>
          <table:table-cell table:style-name="ce8" table:formula="of:=IF(MOD([.H12];2)&lt;&gt;0;[.H12];0)+MIN([.I28];[.H29])" office:value-type="float" office:value="382" calcext:value-type="float">
            <text:p>382</text:p>
          </table:table-cell>
          <table:table-cell table:style-name="ce8" table:formula="of:=IF(MOD([.I12];2)&lt;&gt;0;[.I12];0)+MIN([.J28];[.I29])" office:value-type="float" office:value="323" calcext:value-type="float">
            <text:p>323</text:p>
          </table:table-cell>
          <table:table-cell table:style-name="ce8" table:formula="of:=IF(MOD([.J12];2)&lt;&gt;0;[.J12];0)+MIN([.K28];[.J29])" office:value-type="float" office:value="408" calcext:value-type="float">
            <text:p>408</text:p>
          </table:table-cell>
          <table:table-cell table:style-name="ce8" table:formula="of:=IF(MOD([.K12];2)&lt;&gt;0;[.K12];0)+MIN([.L28];[.K29])" office:value-type="float" office:value="415" calcext:value-type="float">
            <text:p>415</text:p>
          </table:table-cell>
          <table:table-cell table:style-name="ce8" table:formula="of:=IF(MOD([.L12];2)&lt;&gt;0;[.L12];0)+MIN([.M28];[.L29])" office:value-type="float" office:value="377" calcext:value-type="float">
            <text:p>377</text:p>
          </table:table-cell>
          <table:table-cell table:style-name="ce8" table:formula="of:=IF(MOD([.M12];2)&lt;&gt;0;[.M12];0)+MIN([.N28];[.M29])" office:value-type="float" office:value="464" calcext:value-type="float">
            <text:p>464</text:p>
          </table:table-cell>
          <table:table-cell table:style-name="ce8" table:formula="of:=IF(MOD([.N12];2)&lt;&gt;0;[.N12];0)+MIN([.O28];[.N29])" office:value-type="float" office:value="291" calcext:value-type="float">
            <text:p>291</text:p>
          </table:table-cell>
          <table:table-cell table:style-name="ce8" table:formula="of:=IF(MOD([.O12];2)&lt;&gt;0;[.O12];0)+MIN([.P28];[.O29])" office:value-type="float" office:value="291" calcext:value-type="float">
            <text:p>291</text:p>
          </table:table-cell>
          <table:table-cell table:style-name="ce8" table:formula="of:=IF(MOD([.P12];2)&lt;&gt;0;[.P12];0)+MIN([.Q28];[.P29])" office:value-type="float" office:value="291" calcext:value-type="float">
            <text:p>291</text:p>
          </table:table-cell>
          <table:table-cell table:number-columns-repeated="2"/>
          <table:table-cell table:style-name="ce1" table:number-columns-repeated="16365"/>
        </table:table-row>
        <table:table-row table:style-name="ro1">
          <table:table-cell/>
          <table:table-cell table:style-name="ce8" table:formula="of:=IF(MOD([.A13];2)&lt;&gt;0;[.A13];0)+MIN([.B29];[.A30])" office:value-type="float" office:value="369" calcext:value-type="float">
            <text:p>369</text:p>
          </table:table-cell>
          <table:table-cell table:style-name="ce9" table:formula="of:=IF(MOD([.B13];2)&lt;&gt;0;[.B13];0)+MIN([.C29];[.B30])" office:value-type="float" office:value="397" calcext:value-type="float">
            <text:p>397</text:p>
          </table:table-cell>
          <table:table-cell table:style-name="ce8" table:formula="of:=IF(MOD([.C13];2)&lt;&gt;0;[.C13];0)+MIN([.D29])" office:value-type="float" office:value="424" calcext:value-type="float">
            <text:p>424</text:p>
          </table:table-cell>
          <table:table-cell table:style-name="ce8" table:formula="of:=IF(MOD([.D13];2)&lt;&gt;0;[.D13];0)+MIN([.E29];[.D30])" office:value-type="float" office:value="434" calcext:value-type="float">
            <text:p>434</text:p>
          </table:table-cell>
          <table:table-cell table:style-name="ce8" table:formula="of:=IF(MOD([.E13];2)&lt;&gt;0;[.E13];0)+MIN([.F29];[.E30])" office:value-type="float" office:value="472" calcext:value-type="float">
            <text:p>472</text:p>
          </table:table-cell>
          <table:table-cell table:style-name="ce8" table:formula="of:=IF(MOD([.F13];2)&lt;&gt;0;[.F13];0)+MIN([.G29];[.F30])" office:value-type="float" office:value="373" calcext:value-type="float">
            <text:p>373</text:p>
          </table:table-cell>
          <table:table-cell table:style-name="ce8" table:formula="of:=IF(MOD([.G13];2)&lt;&gt;0;[.G13];0)+MIN([.H29];[.G30])" office:value-type="float" office:value="373" calcext:value-type="float">
            <text:p>373</text:p>
          </table:table-cell>
          <table:table-cell table:style-name="ce11" table:formula="of:=IF(MOD([.H13];2)&lt;&gt;0;[.H13];0)+MIN([.I29];[.H30])" office:value-type="float" office:value="373" calcext:value-type="float">
            <text:p>373</text:p>
          </table:table-cell>
          <table:table-cell table:style-name="ce11" table:formula="of:=IF(MOD([.I13];2)&lt;&gt;0;[.I13];0)+MIN([.J29];[.I30])" office:value-type="float" office:value="323" calcext:value-type="float">
            <text:p>323</text:p>
          </table:table-cell>
          <table:table-cell table:style-name="ce8" table:formula="of:=IF(MOD([.J13];2)&lt;&gt;0;[.J13];0)+MIN([.K29];[.J30])" office:value-type="float" office:value="323" calcext:value-type="float">
            <text:p>323</text:p>
          </table:table-cell>
          <table:table-cell table:style-name="ce8" table:formula="of:=IF(MOD([.K13];2)&lt;&gt;0;[.K13];0)+MIN([.L29];[.K30])" office:value-type="float" office:value="386" calcext:value-type="float">
            <text:p>386</text:p>
          </table:table-cell>
          <table:table-cell table:style-name="ce8" table:formula="of:=IF(MOD([.L13];2)&lt;&gt;0;[.L13];0)+MIN([.M29];[.L30])" office:value-type="float" office:value="377" calcext:value-type="float">
            <text:p>377</text:p>
          </table:table-cell>
          <table:table-cell table:style-name="ce8" table:formula="of:=IF(MOD([.M13];2)&lt;&gt;0;[.M13];0)+MIN([.N29];[.M30])" office:value-type="float" office:value="420" calcext:value-type="float">
            <text:p>420</text:p>
          </table:table-cell>
          <table:table-cell table:style-name="ce8" table:formula="of:=IF(MOD([.N13];2)&lt;&gt;0;[.N13];0)+MIN([.O29];[.N30])" office:value-type="float" office:value="370" calcext:value-type="float">
            <text:p>370</text:p>
          </table:table-cell>
          <table:table-cell table:style-name="ce8" table:formula="of:=IF(MOD([.O13];2)&lt;&gt;0;[.O13];0)+MIN([.P29];[.O30])" office:value-type="float" office:value="291" calcext:value-type="float">
            <text:p>291</text:p>
          </table:table-cell>
          <table:table-cell table:style-name="ce8" table:formula="of:=IF(MOD([.P13];2)&lt;&gt;0;[.P13];0)+MIN([.Q29];[.P30])" office:value-type="float" office:value="291" calcext:value-type="float">
            <text:p>291</text:p>
          </table:table-cell>
          <table:table-cell table:number-columns-repeated="2"/>
          <table:table-cell table:style-name="ce1" table:number-columns-repeated="16365"/>
        </table:table-row>
        <table:table-row table:style-name="ro1">
          <table:table-cell/>
          <table:table-cell table:style-name="ce8" table:formula="of:=IF(MOD([.A14];2)&lt;&gt;0;[.A14];0)+MIN([.B30];[.A31])" office:value-type="float" office:value="369" calcext:value-type="float">
            <text:p>369</text:p>
          </table:table-cell>
          <table:table-cell table:style-name="ce8" table:formula="of:=IF(MOD([.B14];2)&lt;&gt;0;[.B14];0)+MIN([.C30];[.B31])" office:value-type="float" office:value="456" calcext:value-type="float">
            <text:p>456</text:p>
          </table:table-cell>
          <table:table-cell table:style-name="ce8" table:formula="of:=IF(MOD([.C14];2)&lt;&gt;0;[.C14];0)+MIN([.D30];[.C31])" office:value-type="float" office:value="424" calcext:value-type="float">
            <text:p>424</text:p>
          </table:table-cell>
          <table:table-cell table:style-name="ce8" table:formula="of:=IF(MOD([.D14];2)&lt;&gt;0;[.D14];0)+MIN([.E30];[.D31])" office:value-type="float" office:value="461" calcext:value-type="float">
            <text:p>461</text:p>
          </table:table-cell>
          <table:table-cell table:style-name="ce8" table:formula="of:=IF(MOD([.E14];2)&lt;&gt;0;[.E14];0)+MIN([.F30];[.E31])" office:value-type="float" office:value="461" calcext:value-type="float">
            <text:p>461</text:p>
          </table:table-cell>
          <table:table-cell table:style-name="ce8" table:formula="of:=IF(MOD([.F14];2)&lt;&gt;0;[.F14];0)+MIN([.G30];[.F31])" office:value-type="float" office:value="420" calcext:value-type="float">
            <text:p>420</text:p>
          </table:table-cell>
          <table:table-cell table:style-name="ce8" table:formula="of:=IF(MOD([.G14];2)&lt;&gt;0;[.G14];0)+MIN([.H30];[.G31])" office:value-type="float" office:value="462" calcext:value-type="float">
            <text:p>462</text:p>
          </table:table-cell>
          <table:table-cell table:style-name="ce8" table:formula="of:=IF(MOD([.H14];2)&lt;&gt;0;[.H14];0)+MIN([.H31])" office:value-type="float" office:value="521" calcext:value-type="float">
            <text:p>521</text:p>
          </table:table-cell>
          <table:table-cell table:style-name="ce8" table:formula="of:=IF(MOD([.I14];2)&lt;&gt;0;[.I14];0)+MIN([.I31])" office:value-type="float" office:value="521" calcext:value-type="float">
            <text:p>521</text:p>
          </table:table-cell>
          <table:table-cell table:style-name="ce8" table:formula="of:=IF(MOD([.J14];2)&lt;&gt;0;[.J14];0)+MIN([.K30];[.J31])" office:value-type="float" office:value="323" calcext:value-type="float">
            <text:p>323</text:p>
          </table:table-cell>
          <table:table-cell table:style-name="ce8" table:formula="of:=IF(MOD([.K14];2)&lt;&gt;0;[.K14];0)+MIN([.L30];[.K31])" office:value-type="float" office:value="376" calcext:value-type="float">
            <text:p>376</text:p>
          </table:table-cell>
          <table:table-cell table:style-name="ce8" table:formula="of:=IF(MOD([.L14];2)&lt;&gt;0;[.L14];0)+MIN([.M30];[.L31])" office:value-type="float" office:value="376" calcext:value-type="float">
            <text:p>376</text:p>
          </table:table-cell>
          <table:table-cell table:style-name="ce8" table:formula="of:=IF(MOD([.M14];2)&lt;&gt;0;[.M14];0)+MIN([.N30];[.M31])" office:value-type="float" office:value="376" calcext:value-type="float">
            <text:p>376</text:p>
          </table:table-cell>
          <table:table-cell table:style-name="ce8" table:formula="of:=IF(MOD([.N14];2)&lt;&gt;0;[.N14];0)+MIN([.O30];[.N31])" office:value-type="float" office:value="370" calcext:value-type="float">
            <text:p>370</text:p>
          </table:table-cell>
          <table:table-cell table:style-name="ce8" table:formula="of:=IF(MOD([.O14];2)&lt;&gt;0;[.O14];0)+MIN([.P30];[.O31])" office:value-type="float" office:value="300" calcext:value-type="float">
            <text:p>300</text:p>
          </table:table-cell>
          <table:table-cell table:style-name="ce8" table:formula="of:=IF(MOD([.P14];2)&lt;&gt;0;[.P14];0)+MIN([.Q30];[.P31])" office:value-type="float" office:value="291" calcext:value-type="float">
            <text:p>291</text:p>
          </table:table-cell>
          <table:table-cell table:number-columns-repeated="2"/>
          <table:table-cell table:style-name="ce1" table:number-columns-repeated="16365"/>
        </table:table-row>
        <table:table-row table:style-name="ro1">
          <table:table-cell/>
          <table:table-cell table:style-name="ce8" table:formula="of:=IF(MOD([.A15];2)&lt;&gt;0;[.A15];0)+MIN([.B31];[.A32])" office:value-type="float" office:value="369" calcext:value-type="float">
            <text:p>369</text:p>
          </table:table-cell>
          <table:table-cell table:style-name="ce8" table:formula="of:=IF(MOD([.B15];2)&lt;&gt;0;[.B15];0)+MIN([.C31];[.B32])" office:value-type="float" office:value="412" calcext:value-type="float">
            <text:p>412</text:p>
          </table:table-cell>
          <table:table-cell table:style-name="ce8" table:formula="of:=IF(MOD([.C15];2)&lt;&gt;0;[.C15];0)+MIN([.D31];[.C32])" office:value-type="float" office:value="511" calcext:value-type="float">
            <text:p>511</text:p>
          </table:table-cell>
          <table:table-cell table:style-name="ce8" table:formula="of:=IF(MOD([.D15];2)&lt;&gt;0;[.D15];0)+MIN([.E31];[.D32])" office:value-type="float" office:value="461" calcext:value-type="float">
            <text:p>461</text:p>
          </table:table-cell>
          <table:table-cell table:style-name="ce8" table:formula="of:=IF(MOD([.E15];2)&lt;&gt;0;[.E15];0)+MIN([.F31];[.E32])" office:value-type="float" office:value="544" calcext:value-type="float">
            <text:p>544</text:p>
          </table:table-cell>
          <table:table-cell table:style-name="ce8" table:formula="of:=IF(MOD([.F15];2)&lt;&gt;0;[.F15];0)+MIN([.G31];[.F32])" office:value-type="float" office:value="435" calcext:value-type="float">
            <text:p>435</text:p>
          </table:table-cell>
          <table:table-cell table:style-name="ce8" table:formula="of:=IF(MOD([.G15];2)&lt;&gt;0;[.G15];0)+MIN([.H31];[.G32])" office:value-type="float" office:value="500" calcext:value-type="float">
            <text:p>500</text:p>
          </table:table-cell>
          <table:table-cell table:style-name="ce8" table:formula="of:=IF(MOD([.H15];2)&lt;&gt;0;[.H15];0)+MIN([.I31];[.H32])" office:value-type="float" office:value="500" calcext:value-type="float">
            <text:p>500</text:p>
          </table:table-cell>
          <table:table-cell table:style-name="ce8" table:formula="of:=IF(MOD([.I15];2)&lt;&gt;0;[.I15];0)+MIN([.J31];[.I32])" office:value-type="float" office:value="500" calcext:value-type="float">
            <text:p>500</text:p>
          </table:table-cell>
          <table:table-cell table:style-name="ce8" table:formula="of:=IF(MOD([.J15];2)&lt;&gt;0;[.J15];0)+MIN([.K31];[.J32])" office:value-type="float" office:value="323" calcext:value-type="float">
            <text:p>323</text:p>
          </table:table-cell>
          <table:table-cell table:style-name="ce8" table:formula="of:=IF(MOD([.K15];2)&lt;&gt;0;[.K15];0)+MIN([.L31];[.K32])" office:value-type="float" office:value="398" calcext:value-type="float">
            <text:p>398</text:p>
          </table:table-cell>
          <table:table-cell table:style-name="ce8" table:formula="of:=IF(MOD([.L15];2)&lt;&gt;0;[.L15];0)+MIN([.M31];[.L32])" office:value-type="float" office:value="376" calcext:value-type="float">
            <text:p>376</text:p>
          </table:table-cell>
          <table:table-cell table:style-name="ce8" table:formula="of:=IF(MOD([.M15];2)&lt;&gt;0;[.M15];0)+MIN([.N31];[.M32])" office:value-type="float" office:value="376" calcext:value-type="float">
            <text:p>376</text:p>
          </table:table-cell>
          <table:table-cell table:style-name="ce8" table:formula="of:=IF(MOD([.N15];2)&lt;&gt;0;[.N15];0)+MIN([.O31];[.N32])" office:value-type="float" office:value="370" calcext:value-type="float">
            <text:p>370</text:p>
          </table:table-cell>
          <table:table-cell table:style-name="ce8" table:formula="of:=IF(MOD([.O15];2)&lt;&gt;0;[.O15];0)+MIN([.P31];[.O32])" office:value-type="float" office:value="357" calcext:value-type="float">
            <text:p>357</text:p>
          </table:table-cell>
          <table:table-cell table:style-name="ce8" table:formula="of:=IF(MOD([.P15];2)&lt;&gt;0;[.P15];0)+MIN([.Q31];[.P32])" office:value-type="float" office:value="291" calcext:value-type="float">
            <text:p>291</text:p>
          </table:table-cell>
          <table:table-cell table:number-columns-repeated="2"/>
          <table:table-cell table:style-name="ce1" table:number-columns-repeated="16365"/>
        </table:table-row>
        <table:table-row table:style-name="ro1">
          <table:table-cell/>
          <table:table-cell table:style-name="ce8" table:formula="of:=IF(MOD([.A16];2)&lt;&gt;0;[.A16];0)+MIN([.B32];[.A33])" office:value-type="float" office:value="456" calcext:value-type="float">
            <text:p>456</text:p>
          </table:table-cell>
          <table:table-cell table:style-name="ce8" table:formula="of:=IF(MOD([.B16];2)&lt;&gt;0;[.B16];0)+MIN([.C32];[.B33])" office:value-type="float" office:value="505" calcext:value-type="float">
            <text:p>505</text:p>
          </table:table-cell>
          <table:table-cell table:style-name="ce8" table:formula="of:=IF(MOD([.C16];2)&lt;&gt;0;[.C16];0)+MIN([.D32];[.C33])" office:value-type="float" office:value="528" calcext:value-type="float">
            <text:p>528</text:p>
          </table:table-cell>
          <table:table-cell table:style-name="ce8" table:formula="of:=IF(MOD([.D16];2)&lt;&gt;0;[.D16];0)+MIN([.E32];[.D33])" office:value-type="float" office:value="461" calcext:value-type="float">
            <text:p>461</text:p>
          </table:table-cell>
          <table:table-cell table:style-name="ce8" table:formula="of:=IF(MOD([.E16];2)&lt;&gt;0;[.E16];0)+MIN([.F32];[.E33])" office:value-type="float" office:value="461" calcext:value-type="float">
            <text:p>461</text:p>
          </table:table-cell>
          <table:table-cell table:style-name="ce8" table:formula="of:=IF(MOD([.F16];2)&lt;&gt;0;[.F16];0)+MIN([.G32];[.F33])" office:value-type="float" office:value="486" calcext:value-type="float">
            <text:p>486</text:p>
          </table:table-cell>
          <table:table-cell table:style-name="ce8" table:formula="of:=IF(MOD([.G16];2)&lt;&gt;0;[.G16];0)+MIN([.H32];[.G33])" office:value-type="float" office:value="486" calcext:value-type="float">
            <text:p>486</text:p>
          </table:table-cell>
          <table:table-cell table:style-name="ce8" table:formula="of:=IF(MOD([.H16];2)&lt;&gt;0;[.H16];0)+MIN([.I32];[.H33])" office:value-type="float" office:value="581" calcext:value-type="float">
            <text:p>581</text:p>
          </table:table-cell>
          <table:table-cell table:style-name="ce8" table:formula="of:=IF(MOD([.I16];2)&lt;&gt;0;[.I16];0)+MIN([.J32];[.I33])" office:value-type="float" office:value="500" calcext:value-type="float">
            <text:p>500</text:p>
          </table:table-cell>
          <table:table-cell table:style-name="ce8" table:formula="of:=IF(MOD([.J16];2)&lt;&gt;0;[.J16];0)+MIN([.K32];[.J33])" office:value-type="float" office:value="323" calcext:value-type="float">
            <text:p>323</text:p>
          </table:table-cell>
          <table:table-cell table:style-name="ce8" table:formula="of:=IF(MOD([.K16];2)&lt;&gt;0;[.K16];0)+MIN([.L32];[.K33])" office:value-type="float" office:value="323" calcext:value-type="float">
            <text:p>323</text:p>
          </table:table-cell>
          <table:table-cell table:style-name="ce8" table:formula="of:=IF(MOD([.L16];2)&lt;&gt;0;[.L16];0)+MIN([.M32];[.L33])" office:value-type="float" office:value="323" calcext:value-type="float">
            <text:p>323</text:p>
          </table:table-cell>
          <table:table-cell table:style-name="ce8" table:formula="of:=IF(MOD([.M16];2)&lt;&gt;0;[.M16];0)+MIN([.N32];[.M33])" office:value-type="float" office:value="323" calcext:value-type="float">
            <text:p>323</text:p>
          </table:table-cell>
          <table:table-cell table:style-name="ce8" table:formula="of:=IF(MOD([.N16];2)&lt;&gt;0;[.N16];0)+MIN([.O32];[.N33])" office:value-type="float" office:value="384" calcext:value-type="float">
            <text:p>384</text:p>
          </table:table-cell>
          <table:table-cell table:style-name="ce8" table:formula="of:=IF(MOD([.O16];2)&lt;&gt;0;[.O16];0)+MIN([.P32];[.O33])" office:value-type="float" office:value="357" calcext:value-type="float">
            <text:p>357</text:p>
          </table:table-cell>
          <table:table-cell table:style-name="ce8" table:formula="of:=IF(MOD([.P16];2)&lt;&gt;0;[.P16];0)+MIN([.Q32];[.P33])" office:value-type="float" office:value="291" calcext:value-type="float">
            <text:p>291</text:p>
          </table:table-cell>
          <table:table-cell table:style-name="ce13" office:value-type="float" office:value="1522" calcext:value-type="float">
            <text:p>1522</text:p>
          </table:table-cell>
          <table:table-cell table:style-name="ce13" office:value-type="float" office:value="291" calcext:value-type="float">
            <text:p>291</text:p>
          </table:table-cell>
          <table:table-cell table:style-name="ce1" table:number-columns-repeated="16365"/>
        </table:table-row>
        <table:table-row table:style-name="ro1" table:number-rows-repeated="5">
          <table:table-cell table:number-columns-repeated="19"/>
          <table:table-cell table:style-name="ce1" table:number-columns-repeated="16365"/>
        </table:table-row>
        <table:table-row table:style-name="ro1" table:number-rows-repeated="17">
          <table:table-cell table:style-name="ce2" table:number-columns-repeated="18"/>
          <table:table-cell/>
          <table:table-cell table:style-name="ce1" table:number-columns-repeated="16365"/>
        </table:table-row>
        <table:table-row table:style-name="ro2" table:number-rows-repeated="1048520">
          <table:table-cell table:number-columns-repeated="19"/>
          <table:table-cell table:style-name="ce1" table:number-columns-repeated="16365"/>
        </table:table-row>
        <table:table-row table:style-name="ro2">
          <table:table-cell table:number-columns-repeated="19"/>
          <table:table-cell table:style-name="ce1" table:number-columns-repeated="163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.00.0000</text:date>, <text:time style:data-style-name="N2" text:time-value="22:08:42.843353047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Денис Ковшарев</meta:initial-creator>
    <meta:creation-date>2022-02-02T13:46:33</meta:creation-date>
    <dc:date>2025-12-05T22:19:49.782266016</dc:date>
    <meta:generator>LibreOffice/25.8.3.2$Linux_X86_64 LibreOffice_project/5ee70f9e60a556cf41458d71cbfa54885591385a</meta:generator>
    <meta:editing-duration>PT11M8S</meta:editing-duration>
    <meta:editing-cycles>1</meta:editing-cycles>
    <meta:document-statistic meta:table-count="1" meta:cell-count="514" meta:object-count="0"/>
    <meta:user-defined meta:name="AppVersion">16.0300</meta:user-defined>
  </office:meta>
</office:document-meta>
</file>